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solid" svg:stroke-width="0.051cm" svg:stroke-color="#5983b0" draw:marker-start-width="0.279cm" draw:marker-end-width="0.279cm" draw:fill="solid" draw:fill-color="#50938a" fo:min-height="2.416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127622" fo:min-height="2.652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solid" draw:fill-color="#dddddd" fo:min-height="7.624cm"/>
    </style:style>
    <style:style style:name="gr4" style:family="graphic" style:parent-style-name="standard">
      <style:graphic-properties draw:stroke="dash" draw:stroke-dash="Dashed_20__28_var_29_" svg:stroke-color="#000000" draw:fill="solid" draw:fill-color="#f10d0c" fo:min-height="1.801cm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standard">
      <style:graphic-properties draw:stroke="solid" svg:stroke-color="#000000" draw:fill="solid" draw:fill-color="#dddddd" fo:min-height="13.212cm"/>
    </style:style>
    <style:style style:name="gr7" style:family="graphic" style:parent-style-name="standard">
      <style:graphic-properties draw:stroke="solid" svg:stroke-color="#000000" draw:fill="solid" draw:fill-color="#ff860d" fo:min-height="2.544cm"/>
    </style:style>
    <style:style style:name="gr8" style:family="graphic" style:parent-style-name="standard">
      <style:graphic-properties draw:stroke="solid" svg:stroke-color="#000000" draw:fill="solid" draw:fill-color="#666666" fo:min-height="16.387cm"/>
    </style:style>
    <style:style style:name="gr9" style:family="graphic" style:parent-style-name="standard">
      <style:graphic-properties draw:stroke="solid" svg:stroke-color="#127622" draw:fill="solid" draw:fill-color="#127622" fo:min-height="1.401cm"/>
    </style:style>
    <style:style style:name="gr10" style:family="graphic" style:parent-style-name="standard">
      <style:graphic-properties draw:stroke="solid" svg:stroke-color="#000000" draw:fill="solid" draw:fill-color="#50938a" fo:min-height="0.893cm"/>
    </style:style>
    <style:style style:name="gr11" style:family="graphic" style:parent-style-name="standard">
      <style:graphic-properties draw:stroke="dash" draw:stroke-dash="Dashed_20__28_var_29_" svg:stroke-color="#000000" draw:fill="solid" draw:fill-color="#ff860d" fo:min-height="1.401cm"/>
    </style:style>
    <style:style style:name="gr12" style:family="graphic" style:parent-style-name="standard">
      <style:graphic-properties draw:stroke="dash" draw:stroke-dash="Dashed_20__28_var_29_" svg:stroke-color="#000000" draw:fill="solid" draw:fill-color="#ff0000" fo:min-height="1.147cm"/>
    </style:style>
    <style:style style:name="gr13" style:family="graphic" style:parent-style-name="standard">
      <style:graphic-properties draw:stroke="none" draw:stroke-dash="Dashed_20__28_var_29_" svg:stroke-color="#069a2e" draw:fill="none" draw:fill-color="#77bc65" fo:min-height="3.785cm"/>
    </style:style>
    <style:style style:name="gr14" style:family="graphic" style:parent-style-name="objectwithoutfill">
      <style:graphic-properties draw:stroke="solid" svg:stroke-width="0.106cm" svg:stroke-color="#168253" draw:marker-start-width="0.358cm" draw:marker-end-width="0.358cm" draw:fill="solid" draw:fill-color="#77bc65" draw:textarea-vertical-align="middle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051cm" svg:stroke-color="#069a2e" draw:marker-start-width="0.279cm" draw:marker-end-width="0.279cm" draw:fill="solid" draw:fill-color="#77bc65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draw:stroke-dash="Dashed_20__28_var_29_" svg:stroke-width="0.051cm" svg:stroke-color="#069a2e" draw:marker-start-width="0.279cm" draw:marker-end-width="0.279cm" draw:fill="solid" draw:fill-color="#77bc65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Dashed_20__28_var_29_" svg:stroke-width="0.051cm" svg:stroke-color="#069a2e" draw:marker-start-width="0.279cm" draw:marker-end-width="0.279cm" draw:fill="solid" draw:fill-color="#77bc65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solid" draw:fill-color="#ffffff" fo:min-height="0.949cm"/>
    </style:style>
    <style:style style:name="gr19" style:family="graphic" style:parent-style-name="standard">
      <style:graphic-properties draw:stroke="solid" svg:stroke-color="#000000" draw:fill="solid" draw:fill-color="#50938a" fo:min-height="1.828cm"/>
    </style:style>
    <style:style style:name="gr20" style:family="graphic" style:parent-style-name="standard">
      <style:graphic-properties draw:stroke="solid" svg:stroke-color="#000000" draw:fill="solid" draw:fill-color="#50938a" fo:min-height="2.163cm"/>
    </style:style>
    <style:style style:name="gr21" style:family="graphic" style:parent-style-name="standard">
      <style:graphic-properties draw:stroke="solid" svg:stroke-color="#000000" draw:fill="solid" draw:fill-color="#50938a" fo:min-height="2.809cm"/>
    </style:style>
    <style:style style:name="gr22" style:family="graphic" style:parent-style-name="standard">
      <style:graphic-properties draw:stroke="solid" svg:stroke-color="#000000" draw:fill="solid" draw:fill-color="#50938a" fo:min-height="1.525cm"/>
    </style:style>
    <style:style style:name="gr23" style:family="graphic" style:parent-style-name="standard">
      <style:graphic-properties draw:stroke="dash" draw:stroke-dash="Fine_20_Dashed" svg:stroke-color="#000000" draw:fill="solid" draw:fill-color="#ff860d" fo:min-height="1.94cm"/>
    </style:style>
    <style:style style:name="gr24" style:family="graphic" style:parent-style-name="standard">
      <style:graphic-properties draw:stroke="none" svg:stroke-color="#000000" draw:fill="solid" draw:fill-color="#ffffff" fo:min-height="0.512cm"/>
    </style:style>
    <style:style style:name="gr25" style:family="graphic" style:parent-style-name="standard">
      <style:graphic-properties draw:stroke="solid" svg:stroke-color="#000000" draw:fill="solid" draw:fill-color="#50938a" fo:min-height="1.55cm"/>
    </style:style>
    <style:style style:name="gr26" style:family="graphic" style:parent-style-name="standard">
      <style:graphic-properties draw:stroke="solid" svg:stroke-color="#000000" draw:fill="solid" draw:fill-color="#50938a" fo:min-height="1.877cm"/>
    </style:style>
    <style:style style:name="gr27" style:family="graphic" style:parent-style-name="standard">
      <style:graphic-properties draw:stroke="solid" svg:stroke-color="#000000" draw:fill="solid" draw:fill-color="#ff860d" fo:min-height="2.746cm"/>
    </style:style>
    <style:style style:name="gr28" style:family="graphic" style:parent-style-name="standard">
      <style:graphic-properties draw:stroke="dash" draw:stroke-dash="Dashed_20__28_var_29_" svg:stroke-width="0.051cm" svg:stroke-color="#069a2e" draw:marker-start-width="0.279cm" draw:marker-end-width="0.279cm" draw:fill-color="#77bc65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solid" svg:stroke-color="#000000" draw:fill="solid" draw:fill-color="#127622" fo:min-height="1.793cm"/>
    </style:style>
    <style:style style:name="P1" style:family="paragraph">
      <style:paragraph-properties fo:text-align="center"/>
      <style:text-properties fo:color="#ffffff" fo:font-size="12.1000003814697pt" style:font-size-asian="11pt" style:font-size-complex="11pt"/>
    </style:style>
    <style:style style:name="P2" style:family="paragraph">
      <loext:graphic-properties draw:fill="solid" draw:fill-color="#50938a"/>
      <style:paragraph-properties fo:text-align="center"/>
      <style:text-properties fo:color="#ffffff" fo:font-size="12.1000003814697pt" style:font-size-asian="11pt" style:font-size-complex="11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loext:graphic-properties draw:fill="solid" draw:fill-color="#127622"/>
      <style:paragraph-properties fo:text-align="center"/>
      <style:text-properties fo:color="#ffffff" fo:font-size="12pt" style:font-size-asian="12pt" style:font-size-complex="12pt"/>
    </style:style>
    <style:style style:name="P5" style:family="paragraph"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dddddd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solid" draw:fill-color="#f10d0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 draw:fill-color="#ddddd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solid" draw:fill-color="#dddddd"/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solid" draw:fill-color="#ff860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solid" draw:fill-color="#666666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127622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solid" draw:fill-color="#50938a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ff860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solid" draw:fill-color="#ff0000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none" draw:fill-color="#77bc65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solid" draw:fill-color="#77bc65"/>
      <style:paragraph-properties fo:text-align="center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="solid" draw:fill-color="#50938a"/>
      <style:paragraph-properties fo:text-align="center"/>
      <style:text-properties fo:color="#ffffff" fo:font-size="12pt" style:font-size-asian="12pt" style:font-size-complex="12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loext:graphic-properties draw:fill="solid" draw:fill-color="#ffffff"/>
      <style:text-properties fo:font-size="12pt" style:font-size-asian="12pt" style:font-size-complex="12pt"/>
    </style:style>
    <style:style style:name="P29" style:family="paragraph">
      <loext:graphic-properties draw:fill="solid" draw:fill-color="#ff860d"/>
      <style:paragraph-properties fo:text-align="center"/>
      <style:text-properties fo:color="#ffffff" fo:font-size="12pt" style:font-size-asian="12pt" style:font-size-complex="12pt"/>
    </style:style>
    <style:style style:name="P30" style:family="paragraph">
      <loext:graphic-properties draw:fill-color="#77bc65"/>
      <style:paragraph-properties fo:text-align="center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3" draw:id="id3" draw:layer="layout" svg:width="6.568cm" svg:height="2.716cm" svg:x="1.56cm" svg:y="1.016cm">
          <draw:text-box>
            <text:p text:style-name="P1"><text:span text:style-name="T1"/></text:p>
            <text:p text:style-name="P1"><text:span text:style-name="T2">DEV P2P Transport </text:span><text:span text:style-name="T2">Internode </text:span><text:span text:style-name="T2">Communication</text:span></text:p>
          </draw:text-box>
        </draw:frame>
        <draw:frame draw:style-name="gr2" draw:text-style-name="P4" xml:id="id6" draw:id="id6" draw:layer="layout" svg:width="3.576cm" svg:height="2.952cm" svg:x="7.816cm" svg:y="5.557cm">
          <draw:text-box>
            <text:p text:style-name="P3"><text:span text:style-name="T3"/></text:p>
            <text:p text:style-name="P3"><text:span text:style-name="T3">Tags</text:span></text:p>
            <text:p text:style-name="P3"><text:span text:style-name="T2">State Tracker</text:span></text:p>
            <text:p text:style-name="P3"><text:span text:style-name="T2">of Chunks</text:span></text:p>
          </draw:text-box>
        </draw:frame>
        <draw:frame draw:style-name="gr3" draw:text-style-name="P6" draw:layer="layout" svg:width="9.017cm" svg:height="7.874cm" svg:x="2.921cm" svg:y="9.525cm">
          <draw:text-box>
            <text:p text:style-name="P5"><text:span text:style-name="T4">(Streamer) - </text:span><text:span text:style-name="T4">Module</text:span></text:p>
          </draw:text-box>
        </draw:frame>
        <draw:frame draw:style-name="gr4" draw:text-style-name="P8" xml:id="id5" draw:id="id5" draw:layer="layout" svg:width="3.122cm" svg:height="2.051cm" svg:x="7.366cm" svg:y="14.351cm">
          <draw:text-box>
            <text:p text:style-name="P7"><text:span text:style-name="T3"/></text:p>
            <text:p text:style-name="P7"><text:span text:style-name="T3">Syncer</text:span></text:p>
          </draw:text-box>
        </draw:frame>
        <draw:frame draw:style-name="gr5" draw:text-style-name="P10" xml:id="id4" draw:id="id4" draw:layer="layout" svg:width="5.032cm" svg:height="1.778cm" svg:x="0.81cm" svg:y="5.334cm">
          <draw:text-box>
            <text:p text:style-name="P9"><text:span text:style-name="T5">Streams chunks based on relation with other nodes </text:span><text:span text:style-name="T5">via Wire-Protocol</text:span></text:p>
          </draw:text-box>
        </draw:frame>
        <draw:frame draw:style-name="gr6" draw:text-style-name="P12" draw:layer="layout" svg:width="9.271cm" svg:height="13.462cm" svg:x="12.7cm" svg:y="3.937cm">
          <draw:text-box>
            <text:p text:style-name="P11"><text:span text:style-name="T4">Storage - Module</text:span></text:p>
          </draw:text-box>
        </draw:frame>
        <draw:frame draw:style-name="gr3" draw:text-style-name="P14" draw:layer="layout" svg:width="5.715cm" svg:height="7.874cm" svg:x="22.606cm" svg:y="9.525cm">
          <draw:text-box>
            <text:p text:style-name="P13"><text:span text:style-name="T6">Communication </text:span><text:span text:style-name="T6">- Module</text:span></text:p>
          </draw:text-box>
        </draw:frame>
        <draw:frame draw:style-name="gr7" draw:text-style-name="P15" draw:layer="layout" svg:width="4.953cm" svg:height="2.794cm" svg:x="29.972cm" svg:y="1.143cm">
          <draw:text-box>
            <text:p text:style-name="P11"><text:span text:style-name="T4"/></text:p>
            <text:p text:style-name="P11"><text:span text:style-name="T4">Involved </text:span><text:span text:style-name="T4">Swarm </text:span><text:span text:style-name="T4">Modules for </text:span><text:span text:style-name="T7">User Epic </text:span><text:span text:style-name="T7">Datafund</text:span></text:p>
          </draw:text-box>
        </draw:frame>
        <draw:frame draw:style-name="gr8" draw:text-style-name="P16" draw:layer="layout" svg:width="4.953cm" svg:height="16.637cm" svg:x="29.972cm" svg:y="3.937cm">
          <draw:text-box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Status of Module</text:span></text:p>
          </draw:text-box>
        </draw:frame>
        <draw:frame draw:style-name="gr9" draw:text-style-name="P17" draw:layer="layout" svg:width="3.81cm" svg:height="1.651cm" svg:x="30.607cm" svg:y="7.647cm">
          <draw:text-box>
            <text:p text:style-name="P7"><text:span text:style-name="T3">Planned</text:span></text:p>
            <text:p text:style-name="P7"><text:span text:style-name="T3">Feature</text:span></text:p>
          </draw:text-box>
        </draw:frame>
        <draw:frame draw:style-name="gr10" draw:text-style-name="P18" draw:layer="layout" svg:width="3.81cm" svg:height="1.143cm" svg:x="30.607cm" svg:y="9.598cm">
          <draw:text-box>
            <text:p text:style-name="P7"><text:span text:style-name="T3">Stable</text:span></text:p>
          </draw:text-box>
        </draw:frame>
        <draw:frame draw:style-name="gr11" draw:text-style-name="P19" draw:layer="layout" svg:width="3.81cm" svg:height="1.673cm" svg:x="30.607cm" svg:y="10.941cm">
          <draw:text-box>
            <text:p text:style-name="P7"><text:span text:style-name="T3">Technical Debt</text:span></text:p>
            <text:p text:style-name="P7"><text:span text:style-name="T3">Not Tested</text:span></text:p>
            <text:p text:style-name="P7"><text:span text:style-name="T3"/></text:p>
          </draw:text-box>
        </draw:frame>
        <draw:frame draw:style-name="gr12" draw:text-style-name="P20" draw:layer="layout" svg:width="3.81cm" svg:height="1.397cm" svg:x="30.607cm" svg:y="12.892cm">
          <draw:text-box>
            <text:p text:style-name="P7"><text:span text:style-name="T3">Implementation unstable</text:span></text:p>
          </draw:text-box>
        </draw:frame>
        <draw:frame draw:style-name="gr13" draw:text-style-name="P22" draw:layer="layout" svg:width="5.076cm" svg:height="4.035cm" svg:x="29.849cm" svg:y="16.653cm">
          <draw:text-box>
            <text:p text:style-name="P21"><text:span text:style-name="T8"/></text:p>
            <text:p text:style-name="P21"><text:span text:style-name="T8"/></text:p>
            <text:p text:style-name="P21"><text:span text:style-name="T8"/></text:p>
            <text:p text:style-name="P21"><text:span text:style-name="T8">v 0.45</text:span></text:p>
            <text:p text:style-name="P21"><text:span text:style-name="T8">May 22th 2019</text:span></text:p>
            <text:p text:style-name="P21"><text:span text:style-name="T8"/></text:p>
            <text:p text:style-name="P21"><text:span text:style-name="T8">Graphics by Tim </text:span><text:span text:style-name="T8">Bansemer</text:span></text:p>
            <text:p text:style-name="P21"><text:span text:style-name="T8">Send Feedback to </text:span><text:span text:style-name="T8">tim@ethswarm.org</text:span></text:p>
          </draw:text-box>
        </draw:frame>
        <draw:line draw:style-name="gr14" draw:text-style-name="P23" draw:layer="layout" svg:x1="25.527cm" svg:y1="2.567cm" svg:x2="25.5cm" svg:y2="11.203cm">
          <text:p/>
        </draw:line>
        <draw:connector draw:style-name="gr15" draw:text-style-name="P23" draw:layer="layout" draw:type="lines" draw:line-skew="0.85cm 0.133cm" svg:x1="27.605cm" svg:y1="12.232cm" svg:x2="28.322cm" svg:y2="19.383cm" draw:start-shape="id1" draw:start-glue-point="1" draw:end-shape="id2" draw:end-glue-point="1" svg:d="M27605 12232h1351v7151h-634" svg:viewBox="0 0 1352 7152">
          <text:p/>
        </draw:connector>
        <draw:line draw:style-name="gr14" draw:text-style-name="P23" draw:layer="layout" svg:x1="19.327cm" svg:y1="2.492cm" svg:x2="19.327cm" svg:y2="6.937cm">
          <text:p/>
        </draw:line>
        <draw:line draw:style-name="gr14" draw:text-style-name="P23" draw:layer="layout" svg:x1="15.327cm" svg:y1="2.792cm" svg:x2="15.327cm" svg:y2="7.237cm">
          <text:p/>
        </draw:line>
        <draw:line draw:style-name="gr14" draw:text-style-name="P23" draw:layer="layout" svg:x1="23.495cm" svg:y1="15.367cm" svg:x2="20.955cm" svg:y2="15.367cm">
          <text:p/>
        </draw:line>
        <draw:line draw:style-name="gr14" draw:text-style-name="P23" draw:layer="layout" svg:x1="13.618cm" svg:y1="15.421cm" svg:x2="10.443cm" svg:y2="15.421cm">
          <text:p/>
        </draw:line>
        <draw:line draw:style-name="gr14" draw:text-style-name="P23" draw:layer="layout" svg:x1="13.65cm" svg:y1="12.314cm" svg:x2="4.826cm" svg:y2="12.319cm">
          <text:p/>
        </draw:line>
        <draw:line draw:style-name="gr14" draw:text-style-name="P23" draw:layer="layout" svg:x1="13.435cm" svg:y1="7.112cm" svg:x2="11.303cm" svg:y2="7.112cm">
          <text:p/>
        </draw:line>
        <draw:connector draw:style-name="gr16" draw:text-style-name="P23" draw:layer="layout" draw:type="lines" draw:line-skew="0cm -1.334cm" svg:x1="1.56cm" svg:y1="2.374cm" svg:x2="2.851cm" svg:y2="19.383cm" draw:start-shape="id3" draw:start-glue-point="3" draw:end-shape="id2" svg:d="M1560 2374h-526l-18 17009h1835" svg:viewBox="0 0 1836 17010">
          <text:p/>
        </draw:connector>
        <draw:line draw:style-name="gr14" draw:text-style-name="P23" draw:layer="layout" svg:x1="3.356cm" svg:y1="3.683cm" svg:x2="3.356cm" svg:y2="5.207cm">
          <text:p/>
        </draw:line>
        <draw:line draw:style-name="gr14" draw:text-style-name="P23" draw:layer="layout" svg:x1="5.6cm" svg:y1="3.748cm" svg:x2="5.6cm" svg:y2="12.638cm">
          <text:p/>
        </draw:line>
        <draw:connector draw:style-name="gr17" draw:text-style-name="P23" draw:layer="layout" draw:type="lines" draw:line-skew="0cm -3.563cm" svg:x1="3.326cm" svg:y1="7.112cm" svg:x2="7.366cm" svg:y2="15.376cm" draw:start-shape="id4" draw:start-glue-point="2" draw:end-shape="id5" draw:end-glue-point="3" svg:d="M3326 7112v500l-24 7764h4064" svg:viewBox="0 0 4065 8265">
          <text:p/>
        </draw:connector>
        <draw:line draw:style-name="gr14" draw:text-style-name="P23" draw:layer="layout" svg:x1="17.272cm" svg:y1="13.462cm" svg:x2="17.272cm" svg:y2="14.478cm">
          <text:p/>
        </draw:line>
        <draw:line draw:style-name="gr14" draw:text-style-name="P23" draw:layer="layout" svg:x1="9.017cm" svg:y1="16.383cm" svg:x2="9.017cm" svg:y2="18.288cm">
          <text:p/>
        </draw:line>
        <draw:frame draw:style-name="gr18" draw:text-style-name="P25" draw:layer="layout" svg:width="4.318cm" svg:height="1.199cm" svg:x="27.935cm" svg:y="14.835cm">
          <draw:text-box>
            <text:p text:style-name="P24"><text:span text:style-name="T9">PSS uses Kademlia for </text:span><text:span text:style-name="T9">routing</text:span></text:p>
          </draw:text-box>
        </draw:frame>
        <draw:line draw:style-name="gr14" draw:text-style-name="P23" draw:layer="layout" svg:x1="19.431cm" svg:y1="8.509cm" svg:x2="19.431cm" svg:y2="11.43cm">
          <text:p/>
        </draw:line>
        <draw:frame draw:style-name="gr19" draw:text-style-name="P26" draw:layer="layout" svg:width="7.368cm" svg:height="2.078cm" svg:x="13.587cm" svg:y="14.351cm">
          <draw:text-box>
            <text:p text:style-name="P3"><text:span text:style-name="T3"/></text:p>
            <text:p text:style-name="P3"><text:span text:style-name="T3">Local Store</text:span></text:p>
            <text:p text:style-name="P3"><text:span text:style-name="T2">Local Chunks Store</text:span></text:p>
          </draw:text-box>
        </draw:frame>
        <draw:line draw:style-name="gr14" draw:text-style-name="P23" draw:layer="layout" svg:x1="25.527cm" svg:y1="11.557cm" svg:x2="25.527cm" svg:y2="15.337cm">
          <text:p/>
        </draw:line>
        <draw:frame draw:style-name="gr20" draw:text-style-name="P18" xml:id="id1" draw:id="id1" draw:layer="layout" svg:width="4.318cm" svg:height="2.413cm" svg:x="23.287cm" svg:y="11.026cm">
          <draw:text-box>
            <text:p text:style-name="P7"><text:span text:style-name="T3"/></text:p>
            <text:p text:style-name="P7"><text:span text:style-name="T3">PSS</text:span></text:p>
          </draw:text-box>
        </draw:frame>
        <draw:frame draw:style-name="gr21" draw:text-style-name="P26" draw:layer="layout" svg:width="3.556cm" svg:height="3.059cm" svg:x="17.707cm" svg:y="5.45cm">
          <draw:text-box>
            <text:p text:style-name="P3"><text:span text:style-name="T2"/></text:p>
            <text:p text:style-name="P3"><text:span text:style-name="T3"/></text:p>
            <text:p text:style-name="P3"><text:span text:style-name="T3">Chunker</text:span><text:span text:style-name="T2"> (Reader/Joiner)</text:span></text:p>
          </draw:text-box>
        </draw:frame>
        <draw:frame draw:style-name="gr22" draw:text-style-name="P26" xml:id="id7" draw:id="id7" draw:layer="layout" svg:width="6.566cm" svg:height="1.775cm" svg:x="13.92cm" svg:y="1.02cm">
          <draw:text-box>
            <text:p text:style-name="P3"><text:span text:style-name="T2"/></text:p>
            <text:p text:style-name="P3"><text:span text:style-name="T3">HTTP - API</text:span></text:p>
          </draw:text-box>
        </draw:frame>
        <draw:line draw:style-name="gr14" draw:text-style-name="P23" draw:layer="layout" svg:x1="5.6cm" svg:y1="11.348cm" svg:x2="5.6cm" svg:y2="20.238cm">
          <text:p/>
        </draw:line>
        <draw:frame draw:style-name="gr4" draw:text-style-name="P8" draw:layer="layout" svg:width="3.122cm" svg:height="2.147cm" svg:x="4.066cm" svg:y="11.153cm">
          <draw:text-box>
            <text:p text:style-name="P7"><text:span text:style-name="T3">Retriever of </text:span><text:span text:style-name="T3">Chunks</text:span></text:p>
            <text:p text:style-name="P7"><text:span text:style-name="T3">(Fetcher)</text:span></text:p>
            <text:p text:style-name="P7"><text:span text:style-name="T3"/></text:p>
          </draw:text-box>
        </draw:frame>
        <draw:frame draw:style-name="gr23" draw:text-style-name="P19" xml:id="id2" draw:id="id2" draw:layer="layout" svg:width="25.471cm" svg:height="2.19cm" svg:x="2.851cm" svg:y="18.288cm">
          <draw:text-box>
            <text:p text:style-name="P7"><text:span text:style-name="T3"/></text:p>
            <text:p text:style-name="P7"><text:span text:style-name="T3">Kad</text:span><text:span text:style-name="T3">emli</text:span><text:span text:style-name="T3">a</text:span></text:p>
          </draw:text-box>
        </draw:frame>
        <draw:frame draw:style-name="gr24" draw:text-style-name="P28" draw:layer="layout" svg:width="4.083cm" svg:height="0.762cm" svg:x="0.717cm" svg:y="18.418cm">
          <draw:text-box>
            <text:p text:style-name="P27"><text:span text:style-name="T9">Hive over DevP2P</text:span></text:p>
          </draw:text-box>
        </draw:frame>
        <draw:frame draw:style-name="gr25" draw:text-style-name="P18" draw:layer="layout" svg:width="3.461cm" svg:height="1.8cm" svg:x="23.647cm" svg:y="0.994cm">
          <draw:text-box>
            <text:p text:style-name="P7"><text:span text:style-name="T3"/></text:p>
            <text:p text:style-name="P7"><text:span text:style-name="T3">User-</text:span><text:span text:style-name="T3">API</text:span></text:p>
            <text:p text:style-name="P7"><text:span text:style-name="T3">Web </text:span><text:span text:style-name="T3">Socket</text:span></text:p>
          </draw:text-box>
        </draw:frame>
        <draw:line draw:style-name="gr14" draw:text-style-name="P23" draw:layer="layout" svg:x1="15.331cm" svg:y1="8.51cm" svg:x2="15.331cm" svg:y2="11.431cm">
          <text:p/>
        </draw:line>
        <draw:frame draw:style-name="gr26" draw:text-style-name="P26" draw:layer="layout" svg:width="7.368cm" svg:height="2.127cm" svg:x="13.587cm" svg:y="11.304cm">
          <draw:text-box>
            <text:p text:style-name="P3"><text:span text:style-name="T3"/></text:p>
            <text:p text:style-name="P3"><text:span text:style-name="T3">(Net)-Store</text:span></text:p>
          </draw:text-box>
        </draw:frame>
        <draw:frame draw:style-name="gr27" draw:text-style-name="P29" draw:layer="layout" svg:width="3.81cm" svg:height="3.095cm" svg:x="13.408cm" svg:y="5.489cm">
          <draw:text-box>
            <text:p text:style-name="P3"><text:span text:style-name="T3">Chunker</text:span></text:p>
            <text:p text:style-name="P3"><text:span text:style-name="T3">(Splitter)</text:span></text:p>
            <text:p text:style-name="P3"><text:span text:style-name="T2">Splitting files into </text:span><text:span text:style-name="T2">chunks for </text:span><text:span text:style-name="T2">storage on </text:span><text:span text:style-name="T2">swarm</text:span></text:p>
          </draw:text-box>
        </draw:frame>
        <draw:connector draw:style-name="gr28" draw:text-style-name="P30" draw:layer="layout" svg:x1="9.604cm" svg:y1="5.557cm" svg:x2="13.92cm" svg:y2="1.907cm" draw:start-shape="id6" draw:start-glue-point="0" draw:end-shape="id7" draw:end-glue-point="3" svg:d="M9604 5557v-3650h4316" svg:viewBox="0 0 4317 3651">
          <text:p/>
        </draw:connector>
        <draw:line draw:style-name="gr14" draw:text-style-name="P23" draw:layer="layout" svg:x1="12.319cm" svg:y1="8.128cm" svg:x2="12.301cm" svg:y2="17.803cm">
          <text:p/>
        </draw:line>
        <draw:line draw:style-name="gr14" draw:text-style-name="P23" draw:layer="layout" svg:x1="12.335cm" svg:y1="8.112cm" svg:x2="11.303cm" svg:y2="8.128cm">
          <text:p/>
        </draw:line>
        <draw:line draw:style-name="gr14" draw:text-style-name="P23" draw:layer="layout" svg:x1="25.654cm" svg:y1="17.78cm" svg:x2="12.226cm" svg:y2="17.82cm">
          <text:p/>
        </draw:line>
        <draw:line draw:style-name="gr14" draw:text-style-name="P23" draw:layer="layout" svg:x1="25.617cm" svg:y1="15.884cm" svg:x2="25.617cm" svg:y2="17.789cm">
          <text:p/>
        </draw:line>
        <draw:frame draw:style-name="gr29" draw:text-style-name="P17" draw:layer="layout" svg:width="3.937cm" svg:height="2.043cm" svg:x="23.516cm" svg:y="14.353cm">
          <draw:text-box>
            <text:p text:style-name="P7"><text:span text:style-name="T3"/></text:p>
            <text:p text:style-name="P7"><text:span text:style-name="T3">Push-Syn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fill="solid" draw:fill-color="#729fcf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0:24:20.659814884</meta:creation-date>
    <dc:date>2019-05-28T21:34:00.930215557</dc:date>
    <meta:editing-duration>PT33M42S</meta:editing-duration>
    <meta:editing-cycles>9</meta:editing-cycles>
    <meta:generator>LibreOffice/6.2.3.2$Linux_X86_64 LibreOffice_project/20$Build-2</meta:generator>
    <meta:document-statistic meta:object-count="49"/>
  </office:meta>
</office:document-meta>
</file>